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break-before="page" table:align="left" style:writing-mode="lr-tb"/>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40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E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style:font-size-asian="12pt" style:font-size-complex="12pt"/>
    </style:style>
    <style:style style:name="P2" style:family="paragraph" style:parent-style-name="List_20_Paragraph">
      <style:paragraph-properties fo:margin-left="0cm" fo:margin-right="0cm" fo:text-align="justify" style:justify-single-word="false" fo:text-indent="0cm" style:auto-text-indent="false"/>
      <style:text-properties style:font-name="Liberation Serif" fo:font-size="12pt" style:font-size-asian="12pt" style:font-size-complex="12pt"/>
    </style:style>
    <style:style style:name="P3" style:family="paragraph" style:parent-style-name="Standard" style:master-page-name="Standard">
      <style:paragraph-properties fo:text-align="center" style:justify-single-word="false" style:page-number="auto"/>
      <style:text-properties fo:color="#000000" style:font-name="Liberation Serif" fo:font-size="26pt" style:text-underline-style="none" fo:font-weight="bold" style:font-size-asian="26pt" style:font-weight-asian="bold" style:font-name-complex="Calibri1" style:font-size-complex="26pt" style:font-weight-complex="bold"/>
    </style:style>
    <style:style style:name="P4" style:family="paragraph" style:parent-style-name="Standard" style:list-style-name="L1">
      <style:text-properties fo:color="#000000" style:font-name="Liberation Serif" fo:font-size="12pt" style:font-size-asian="12pt" style:font-name-complex="Calibri1" style:font-size-complex="12pt"/>
    </style:style>
    <style:style style:name="P5" style:family="paragraph" style:parent-style-name="Standard" style:list-style-name="L2">
      <style:text-properties fo:color="#000000" style:font-name="Liberation Serif" fo:font-size="12pt" style:font-size-asian="12pt" style:font-name-complex="Calibri1" style:font-size-complex="12pt"/>
    </style:style>
    <style:style style:name="P6" style:family="paragraph" style:parent-style-name="Standard">
      <style:paragraph-properties fo:text-align="start" style:justify-single-word="false"/>
      <style:text-properties fo:color="#000000" style:font-name="Liberation Serif"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000000" style:font-name="Liberation Serif"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0000" style:font-name="Liberation Serif" fo:font-size="26pt" style:text-underline-style="none" fo:font-weight="bold" style:font-size-asian="26pt" style:font-weight-asian="bold" style:font-name-complex="Calibri1" style:font-size-complex="26pt" style:font-weight-complex="bold"/>
    </style:style>
    <style:style style:name="P9" style:family="paragraph" style:parent-style-name="Standard">
      <style:paragraph-properties fo:text-align="center" style:justify-single-word="false"/>
      <style:text-properties style:font-name="Liberation Serif"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style:font-size-asian="12pt" style:font-weight-asian="bold" style:font-name-complex="Calibri1" style:font-size-complex="12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bold" style:font-size-asian="12pt" style:font-weight-asian="bold" style:font-name-complex="Calibri1" style:font-size-complex="12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font-size-asian="12pt" style:font-name-complex="Calibri1" style:font-size-complex="12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style:font-size-asian="12pt" style:font-name-complex="Calibri1" style:font-size-complex="12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fo:font-weight="bold" style:font-size-asian="12pt" style:font-weight-asian="bold" style:font-name-complex="Calibri1" style:font-size-complex="12pt"/>
    </style:style>
    <style:style style:name="P15" style:family="paragraph" style:parent-style-name="List_20_Paragraph" style:list-style-name="WWNum1">
      <style:paragraph-properties fo:margin-left="0cm" fo:margin-right="0cm" fo:text-align="justify" style:justify-single-word="false" fo:text-indent="0cm" style:auto-text-indent="false"/>
      <style:text-properties fo:color="#000000" style:font-name="Liberation Serif" fo:font-size="12pt" fo:font-weight="bold" style:font-size-asian="12pt" style:font-weight-asian="bold" style:font-name-complex="Calibri1" style:font-size-complex="12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Liberation Serif" fo:font-size="12pt" fo:font-weight="bold" style:font-size-asian="12pt" style:font-weight-asian="bold" style:font-name-complex="Calibri1" style:font-size-complex="12pt" style:font-weight-complex="bold"/>
    </style:style>
    <style:style style:name="P17" style:family="paragraph" style:parent-style-name="List_20_Paragraph" style:list-style-name="WWNum1">
      <style:paragraph-properties fo:margin-left="0cm" fo:margin-right="0cm" fo:text-align="justify" style:justify-single-word="false" fo:text-indent="0cm" style:auto-text-indent="false">
        <style:tab-stops>
          <style:tab-stop style:position="1.323cm"/>
        </style:tab-stops>
      </style:paragraph-properties>
      <style:text-properties style:font-name="Liberation Serif" fo:font-size="12pt" style:font-size-asian="12pt" style:font-size-complex="12pt"/>
    </style:style>
    <style:style style:name="P18" style:family="paragraph" style:parent-style-name="Table_20_Contents">
      <style:paragraph-properties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19" style:family="paragraph" style:parent-style-name="Table_20_Contents">
      <style:paragraph-properties fo:text-align="center" style:justify-single-word="false"/>
      <style:text-properties style:font-name="Times New Roman" fo:font-size="14pt" style:font-size-asian="14pt" style:font-name-complex="Times New Roman" style:font-size-complex="14pt"/>
    </style:style>
    <style:style style:name="P20" style:family="paragraph" style:parent-style-name="Table_20_Contents">
      <style:paragraph-properties fo:text-align="center" style:justify-single-word="false" style:snap-to-layout-grid="false"/>
      <style:text-properties style:font-name="Times New Roman" fo:font-size="18pt" style:font-size-asian="18pt" style:font-name-complex="Times New Roman" style:font-size-complex="18pt"/>
    </style:style>
    <style:style style:name="T1" style:family="text">
      <style:text-properties style:font-name-complex="Calibri1"/>
    </style:style>
    <style:style style:name="T2" style:family="text">
      <style:text-properties fo:font-weight="bold" style:font-weight-asian="bold" style:font-name-complex="Calibri1"/>
    </style:style>
    <style:style style:name="T3" style:family="text">
      <style:text-properties fo:font-weight="bold" style:font-weight-asian="bold" style:font-weight-complex="bold"/>
    </style:style>
    <style:style style:name="T4" style:family="text">
      <style:text-properties style:font-name-asian="Calibri1" style:font-name-complex="Calibri1"/>
    </style:style>
    <style:style style:name="T5" style:family="text">
      <style:text-properties style:text-position="super 58%" style:font-name-complex="Calibri1"/>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
      <text:p text:style-name="P8"/>
      <text:p text:style-name="P8"/>
      <text:p text:style-name="P8">Feasibility Study</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pan text:style-name="T1">Submitted by,</text:span></text:p>
      <text:p text:style-name="P7"><text:span text:style-name="T1">Team 7</text:span><text:span text:style-name="T5">h </text:span></text:p>
      <text:p text:style-name="P9"><text:span text:style-name="T3"/></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18">Version</text:p>
          </table:table-cell>
          <table:table-cell table:style-name="Table1.A1" office:value-type="string">
            <text:p text:style-name="P18">Date</text:p>
          </table:table-cell>
          <table:table-cell table:style-name="Table1.A1" office:value-type="string">
            <text:p text:style-name="P18">Author(s)</text:p>
          </table:table-cell>
          <table:table-cell table:style-name="Table1.A1" office:value-type="string">
            <text:p text:style-name="P18">Reviewer(s)</text:p>
          </table:table-cell>
          <table:table-cell table:style-name="Table1.E1" office:value-type="string">
            <text:p text:style-name="P18">Description</text:p>
          </table:table-cell>
        </table:table-row>
        <table:table-row table:style-name="Table1.1">
          <table:table-cell table:style-name="Table1.A2" office:value-type="string">
            <text:p text:style-name="P19">1.0</text:p>
          </table:table-cell>
          <table:table-cell table:style-name="Table1.A2" office:value-type="string">
            <text:p text:style-name="P19">10/19/2012</text:p>
          </table:table-cell>
          <table:table-cell table:style-name="Table1.A2" office:value-type="string">
            <text:p text:style-name="P19">Udit </text:p>
            <text:p text:style-name="P19">Ankur </text:p>
          </table:table-cell>
          <table:table-cell table:style-name="Table1.A2" office:value-type="string">
            <text:p text:style-name="P19"/>
          </table:table-cell>
          <table:table-cell table:style-name="Table1.E2" office:value-type="string">
            <text:p text:style-name="P19">Created</text:p>
          </table:table-cell>
        </table:table-row>
        <table:table-row table:style-name="Table1.1">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
          </table:table-cell>
        </table:table-row>
      </table:table>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p>
      <text:p text:style-name="P9"><text:span text:style-name="T3">Title</text:span> <text:span text:style-name="T3">: </text:span>surprise.me ( Pattern based RSS searching )</text:p>
      <text:list xml:id="list19993488051" text:style-name="WWNum1">
        <text:list-header>
          <text:p text:style-name="P15">Definition :</text:p>
        </text:list-header>
      </text:list>
      <text:p text:style-name="P13"><text:tab/>Surprise.me is a discovery engine that finds and recommends users the articles from reliable sources which are of user’s interest. <text:s/>The problem area here is to find out the most related articles. For that we have to implement such a mechanism where we can easily parse the documents and websites.</text:p>
      <text:p text:style-name="P16">Proposed Solution :</text:p>
      <text:p text:style-name="P13"><text:tab/>The solution we have thought of is to implement our own focused crawling mechanism which will search the articles from the reliable sources. To find out relevant articles, various data mining techniques will be used. The system will be storing all the articles so that the rating and priority of them will be calculated and stored by the system. </text:p>
      <text:p text:style-name="P16">Assumptions :</text:p>
      <text:list xml:id="list19993488052" text:style-name="L1">
        <text:list-item>
          <text:p text:style-name="P4">There won’t be any copyrights issues if we fetch the article and show it on our website by mentioning the original source of the article.</text:p>
        </text:list-item>
      </text:list>
      <text:p text:style-name="P10">Constraints :</text:p>
      <text:list xml:id="list1461255553" text:style-name="L2">
        <text:list-item>
          <text:p text:style-name="P5">If some reliable source won’t allow crawling, than the information cannot be retrieved.</text:p>
        </text:list-item>
        <text:list-item>
          <text:p text:style-name="P5">The system will have predefined user interests only.</text:p>
        </text:list-item>
      </text:list>
      <text:list xml:id="list1913040288" text:continue-list="list19993488051" text:style-name="WWNum1">
        <text:list-header>
          <text:p text:style-name="P15">Operational Feasibility :</text:p>
          <text:list>
            <text:list-item>
              <text:list>
                <text:list-item>
                  <text:list>
                    <text:list-item>
                      <text:list>
                        <text:list-item>
                          <text:list>
                            <text:list-item>
                              <text:list>
                                <text:list-item>
                                  <text:list>
                                    <text:list-item>
                                      <text:list>
                                        <text:list-item>
                                          <text:list>
                                            <text:list-header>
                                              <text:p text:style-name="P17"><text:s text:c="11"/>Since there is no such kind of application available in market, there are high chances that the system will be accepted by large number of users. The system will be robust enough to introduce new features without breaking existing presence of the website. The website will be functioning all time unless any technical failure occurs. Also the response time will be negligible unless there is any network trouble like congestions, etc.</text:p>
                                            </text:list-header>
                                          </text:list>
                                        </text:list-item>
                                      </text:list>
                                    </text:list-item>
                                  </text:list>
                                </text:list-item>
                              </text:list>
                            </text:list-item>
                          </text:list>
                        </text:list-item>
                      </text:list>
                    </text:list-item>
                  </text:list>
                </text:list-item>
              </text:list>
            </text:list-item>
          </text:list>
        </text:list-header>
      </text:list>
      <text:p text:style-name="P2"><text:tab/>The user will have a very interactive interface to access this application. He will be able to add his interests using a user friendly interface.</text:p>
      <text:list xml:id="list1221855607" text:continue-numbering="true" text:style-name="WWNum1">
        <text:list-header>
          <text:p text:style-name="P15">Resource Feasibility :</text:p>
        </text:list-header>
      </text:list>
      <text:p text:style-name="P1"><text:span text:style-name="T1"><text:tab/>We have enough manpower to complete the project in given time duration. There are various open source tools available which we can use to fulfill our technical requirements. We </text:span><text:span text:style-name="T1">are well versed with physical equipments like laptops and networks thus we can work collaboratively. Our team is balanced with UI designers and application programmers.</text:span></text:p>
      <text:p text:style-name="P14"><text:soft-page-break/>Economic Feasibility :</text:p>
      <text:p text:style-name="P1"><text:span text:style-name="T2"><text:tab/></text:span><text:span text:style-name="T1">The system will be</text:span><text:span text:style-name="T4"> developed completely using open source software</text:span><text:span text:style-name="T1"> and resources. No licenses will be</text:span><text:span text:style-name="T4"> required to be purchased. The main costs we would incur during the project are when we do requirements gathering, interview and background reading. The amount is meager and would not affect the overall development.</text:span><text:span text:style-name="T1"> Thus development cost will be negligible.</text:span></text:p>
      <text:p text:style-name="P1"><text:tab/>There is no operational cost except for hosting of the website. Considering the hosting prices and the group size, it will not be an issue.</text:p>
      <text:p text:style-name="P11">Time and Effort Estimates :</text:p>
      <text:p text:style-name="P12"><text:tab/>10 teams members along with their physical resources working for 4 months will be sufficient for the development of the project.</text:p>
      <text:p text:style-name="P11">Conclusion :</text:p>
      <text:p text:style-name="P12"><text:tab/>From the peer discussions that we carried out, we came to know that if everything goes as expected, we will be completing the project on the stipulated time d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it</meta:initial-creator>
    <dc:creator>udit </dc:creator>
    <meta:editing-cycles>16</meta:editing-cycles>
    <meta:creation-date>2012-08-13T04:01:00</meta:creation-date>
    <dc:date>2012-10-21T14:15:01</dc:date>
    <meta:editing-duration>PT4M</meta:editing-duration>
    <meta:generator>LibreOffice/3.5$Linux_x86 LibreOffice_project/350m1$Build-2</meta:generator>
    <meta:document-statistic meta:table-count="1" meta:image-count="0" meta:object-count="0" meta:page-count="4" meta:paragraph-count="35" meta:word-count="492" meta:character-count="2985" meta:non-whitespace-character-count="25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